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51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7"/>
        <table:table-column table:style-name="co3" table:default-cell-style-name="ce6"/>
        <table:table-column table:style-name="co4" table:default-cell-style-name="ce27"/>
        <table:table-column table:style-name="co5" table:default-cell-style-name="ce27"/>
        <table:table-column table:style-name="co6" table:default-cell-style-name="ce6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69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72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72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69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72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72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69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72"/>
          <table:table-cell/>
          <table:table-cell table:style-name="ce72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72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69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72"/>
          <table:table-cell/>
          <table:table-cell table:style-name="ce72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72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69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72"/>
          <table:table-cell/>
          <table:table-cell table:style-name="ce69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72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69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72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72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69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72"/>
          <table:table-cell/>
          <table:table-cell table:style-name="ce71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71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69" office:value-type="string" calcext:value-type="string" table:number-columns-spanned="2" table:number-rows-spanned="1">
            <text:p>shell($ctrlproc,$scope,$mod,$subc,$ven)</text:p>
          </table:table-cell>
          <table:covered-table-cell table:style-name="ce72"/>
          <table:table-cell/>
          <table:table-cell table:style-name="ce71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71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69" office:value-type="string" calcext:value-type="string" table:number-columns-spanned="2" table:number-rows-spanned="1">
            <text:p>remote($proc,$scopeIn,$mod,$subcall,$ven)</text:p>
          </table:table-cell>
          <table:covered-table-cell table:style-name="ce72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71"/>
          <table:covered-table-cell table:style-name="ce62"/>
          <table:covered-table-cell table:style-name="ce71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/>
          <table:table-cell office:value-type="string" calcext:value-type="string">
            <text:p>info($message)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/>
          <table:table-cell office:value-type="string" calcext:value-type="string">
            <text:p>warnin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/>
          <table:table-cell office:value-type="string" calcext:value-type="string">
            <text:p>error($message</text:p>
          </table:table-cell>
          <table:table-cell table:number-columns-repeated="2"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8"/>
          <table:table-cell/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table:style-name="ce22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 office:value-type="string" calcext:value-type="string">
            <text:p>resource</text:p>
          </table:table-cell>
          <table:table-cell table:style-name="ce71" office:value-type="string" calcext:value-type="string">
            <text:p>(“Driver.[db label])</text:p>
          </table:table-cell>
          <table:table-cell table:style-name="ce71"/>
          <table:table-cell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 office:value-type="string" calcext:value-type="string">
            <text:p>lnxmcp()→</text:p>
          </table:table-cell>
          <table:table-cell table:style-name="ce71" office:value-type="string" calcext:value-type="string" table:number-columns-spanned="2" table:number-rows-spanned="1">
            <text:p>queryJsonR($name,$scope,$module)</text:p>
          </table:table-cell>
          <table:covered-table-cell table:style-name="ce71"/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/>
          <table:table-cell table:style-name="ce69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71"/>
          <table:table-cell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/>
          <table:table-cell table:style-name="ce69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71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/>
          <table:table-cell table:style-name="ce69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71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/>
          <table:table-cell table:style-name="ce71" office:value-type="string" calcext:value-type="string">
            <text:p>queryArrayR($scopeIn)</text:p>
          </table:table-cell>
          <table:table-cell table:style-name="ce71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/>
          <table:table-cell table:style-name="ce71" table:number-columns-repeated="2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/>
          <table:table-cell table:style-name="ce71" table:number-columns-repeated="2"/>
          <table:table-cell/>
          <table:table-cell office:value-type="string" calcext:value-type="string" table:number-columns-spanned="2" table:number-rows-spanned="1">
            <text:p>apiController</text:p>
          </table:table-cell>
          <table:covered-table-cell/>
          <table:table-cell office:value-type="string" calcext:value-type="string" table:number-columns-spanned="2" table:number-rows-spanned="1">
            <text:p>ApiServic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 table:style-name="ce8"/>
          <table:table-cell table:style-name="ce71" table:number-columns-repeated="2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style-name="ce8"/>
          <table:table-cell table:number-columns-repeated="2"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51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51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 table:number-columns-repeated="4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51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/>
          <table:table-cell table:style-name="ce51"/>
          <table:table-cell/>
          <table:table-cell table:style-name="ce51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51"/>
        </table:table-row>
        <table:table-row table:style-name="ro1">
          <table:table-cell table:style-name="ce20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20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83"/>
        </table:table-row>
        <table:table-row table:style-name="ro2">
          <table:table-cell table:style-name="ce22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22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1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1">    /**</text:span></text:p>
            <text:p><text:span text:style-name="T1">     * standard 1 shot user</text:span></text:p>
            <text:p><text:span text:style-name="T1">     */</text:span></text:p>
            <text:p><text:span text:style-name="T1">    protected function moduleSingleTon() {}</text:span></text:p>
            <text:p><text:span text:style-name="T1">    /***</text:span></text:p>
            <text:p><text:span text:style-name="T1">     * function &lt;t&gt;_&lt;e&gt;(){</text:span></text:p>
            <text:p><text:span text:style-name="T1">     * [T]=xxx</text:span></text:p>
            <text:p><text:span text:style-name="T1">     * [E]=yyy</text:span></text:p>
            <text:p><text:span text:style-name="T1">     */</text:span></text:p>
            <text:p><text:span text:style-name="T1">    public function xxx_yyy(){}</text:span></text:p>
            <text:p><text:span text:style-name="T1">}</text:span></text:p>
            <text:p/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83"/>
        </table:table-row>
        <table:table-row table:style-name="ro1">
          <table:table-cell table:style-name="ce27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83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83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  <table:table-row table:style-name="ro1">
          <table:table-cell table:style-name="ce18" office:value-type="string" calcext:value-type="string" table:number-columns-spanned="10" table:number-rows-spanned="1">
            <text:p>Channge Path module</text:p>
          </table:table-cell>
          <table:covered-table-cell table:number-columns-repeated="8" table:style-name="Default"/>
          <table:covered-table-cell table:style-name="ce83"/>
        </table:table-row>
        <table:table-row table:style-name="ro1">
          <table:table-cell table:style-name="ce32" office:value-type="string" calcext:value-type="string" table:number-columns-spanned="10" table:number-rows-spanned="2">
            <text:p>    lnxmcp()→setCfg('app.mod.path.&lt;vendro&gt;.&lt;module&gt;’,’fullpaht’);</text:p>
            <text:p/>
          </table:table-cell>
          <table:covered-table-cell table:number-columns-repeated="8" table:style-name="Default"/>
          <table:covered-table-cell table:style-name="ce83"/>
        </table:table-row>
        <table:table-row table:style-name="ro1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8:06:52.669618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9T08:07:23.279737969</dc:date>
    <meta:editing-duration>PT5H16M56S</meta:editing-duration>
    <meta:editing-cycles>24</meta:editing-cycles>
    <meta:generator>LibreOffice/6.1.3.2$Linux_X86_64 LibreOffice_project/10$Build-2</meta:generator>
    <meta:document-statistic meta:table-count="1" meta:cell-count="191" meta:object-count="0"/>
  </office:meta>
</office:document-meta>
</file>